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82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0-2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table:formula="of:=STDEV([.A1:.A100])" office:value-type="float" office:value="8.8034084308295">
            <text:p>8.8034084308</text:p>
          </table:table-cell>
          <table:table-cell office:value-type="string">
            <text:p>stddev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AVERAGE([.A1:.A100])" office:value-type="float" office:value="14.5">
            <text:p>14.5</text:p>
          </table:table-cell>
          <table:table-cell office:value-type="string">
            <text:p>mean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CONFIDENCE([.B4]; [.B1]; [.B5])" office:value-type="float" office:value="3.15020136183808">
            <text:p>3.1502013618</text:p>
          </table:table-cell>
          <table:table-cell office:value-type="string">
            <text:p>Confidence +- val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alpha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COUNT([.A1:.A100])" office:value-type="float" office:value="30">
            <text:p>30</text:p>
          </table:table-cell>
          <table:table-cell office:value-type="string">
            <text:p>sample siz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2]-[.B3]" office:value-type="float" office:value="11.3497986381619">
            <text:p>11.3497986382</text:p>
          </table:table-cell>
          <table:table-cell office:value-type="string">
            <text:p>confidence lower bound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2]+[.B3]" office:value-type="float" office:value="17.6502013618381">
            <text:p>17.6502013618</text:p>
          </table:table-cell>
          <table:table-cell office:value-type="string">
            <text:p>confidence upper boun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]/[.B2]" office:value-type="float" office:value="0.607131615919276">
            <text:p>0.6071316159</text:p>
          </table:table-cell>
          <table:table-cell office:value-type="string">
            <text:p>cov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number-columns-repeated="2"/>
        </table:table-row>
        <table:table-row table:style-name="ro2" table:number-rows-repeated="6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0-49" table:style-name="ta1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table:formula="of:=STDEV([.A1:.A100])" office:value-type="float" office:value="14.5773797371133">
            <text:p>14.5773797371</text:p>
          </table:table-cell>
          <table:table-cell office:value-type="string">
            <text:p>stddev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AVERAGE([.A1:.A100])" office:value-type="float" office:value="24.5">
            <text:p>24.5</text:p>
          </table:table-cell>
          <table:table-cell office:value-type="string">
            <text:p>mean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CONFIDENCE([.B4]; [.B1]; [.B5])" office:value-type="float" office:value="4.04056926533255">
            <text:p>4.0405692653</text:p>
          </table:table-cell>
          <table:table-cell office:value-type="string">
            <text:p>Confidence +- val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alpha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COUNT([.A1:.A100])" office:value-type="float" office:value="50">
            <text:p>50</text:p>
          </table:table-cell>
          <table:table-cell office:value-type="string">
            <text:p>sample siz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2]-[.B3]" office:value-type="float" office:value="20.4594307346674">
            <text:p>20.4594307347</text:p>
          </table:table-cell>
          <table:table-cell office:value-type="string">
            <text:p>confidence lower bound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2]+[.B3]" office:value-type="float" office:value="28.5405692653325">
            <text:p>28.5405692653</text:p>
          </table:table-cell>
          <table:table-cell office:value-type="string">
            <text:p>confidence upper boun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]/[.B2]" office:value-type="float" office:value="0.594995091310745">
            <text:p>0.5949950913</text:p>
          </table:table-cell>
          <table:table-cell office:value-type="string">
            <text:p>cov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number-columns-repeated="2"/>
        </table:table-row>
      </table:table>
      <table:table table:name="50-99" table:style-name="ta1">
        <table:table-column table:style-name="co1" table:number-columns-repeated="3" table:default-cell-style-name="Default"/>
        <table:table-row table:style-name="ro1">
          <table:table-cell office:value-type="float" office:value="50">
            <text:p>50</text:p>
          </table:table-cell>
          <table:table-cell table:formula="of:=STDEV([.A1:.A100])" office:value-type="float" office:value="14.5773797371133">
            <text:p>14.5773797371</text:p>
          </table:table-cell>
          <table:table-cell office:value-type="string">
            <text:p>stddev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AVERAGE([.A1:.A100])" office:value-type="float" office:value="74.5">
            <text:p>74.5</text:p>
          </table:table-cell>
          <table:table-cell office:value-type="string">
            <text:p>mean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CONFIDENCE([.B4]; [.B1]; [.B5])" office:value-type="float" office:value="4.04056926533255">
            <text:p>4.0405692653</text:p>
          </table:table-cell>
          <table:table-cell office:value-type="string">
            <text:p>Confidence +- val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05">
            <text:p>0.05</text:p>
          </table:table-cell>
          <table:table-cell office:value-type="string">
            <text:p>alph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f:=COUNT([.A1:.A100])" office:value-type="float" office:value="50">
            <text:p>50</text:p>
          </table:table-cell>
          <table:table-cell office:value-type="string">
            <text:p>sample size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[.B2]-[.B3]" office:value-type="float" office:value="70.4594307346675">
            <text:p>70.4594307347</text:p>
          </table:table-cell>
          <table:table-cell office:value-type="string">
            <text:p>confidence lower bound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[.B2]+[.B3]" office:value-type="float" office:value="78.5405692653326">
            <text:p>78.5405692653</text:p>
          </table:table-cell>
          <table:table-cell office:value-type="string">
            <text:p>confidence upper bound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B1]/[.B2]" office:value-type="float" office:value="0.195669526672661">
            <text:p>0.1956695267</text:p>
          </table:table-cell>
          <table:table-cell office:value-type="string">
            <text:p>cov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McGrath</meta:initial-creator>
    <meta:creation-date>2013-09-26T16:01:04</meta:creation-date>
    <dc:date>2013-09-26T17:51:35</dc:date>
    <dc:creator>Josh McGrath</dc:creator>
    <meta:editing-duration>PT4M25S</meta:editing-duration>
    <meta:editing-cycles>1</meta:editing-cycles>
    <meta:document-statistic meta:table-count="3" meta:cell-count="178" meta:object-count="0"/>
    <meta:generator>LibreOffice/3.5$Linux_x86 LibreOffice_project/350m1$Build-2</meta:generator>
  </office:meta>
</office:document-meta>
</file>